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000000080FC0A7B1C.png"/>
  <manifest:file-entry manifest:media-type="image/png" manifest:full-path="Pictures/100000000000008000000080E41CEF8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475cm" fo:min-width="0.934cm"/>
    </style:style>
    <style:style style:name="gr3"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475cm" fo:min-width="0.543cm"/>
    </style:style>
    <style:style style:name="gr6" style:family="graphic" style:parent-style-name="standard">
      <style:graphic-properties draw:stroke="none" svg:stroke-color="#000000" draw:fill="none" draw:fill-color="#ffffff" draw:textarea-horizontal-align="left" draw:auto-grow-height="true" draw:auto-grow-width="false" fo:min-height="0.475cm" fo:min-width="0.248cm"/>
    </style:style>
    <style:style style:name="gr7" style:family="graphic" style:parent-style-name="standard">
      <style:graphic-properties draw:stroke="none" svg:stroke-color="#000000" draw:fill="none" draw:fill-color="#ffffff" draw:textarea-horizontal-align="left" draw:auto-grow-height="true" draw:auto-grow-width="false" fo:min-height="0.475cm" fo:min-width="0.326cm"/>
    </style:style>
    <style:style style:name="gr8" style:family="graphic" style:parent-style-name="standard">
      <style:graphic-properties draw:stroke="none" svg:stroke-color="#000000" draw:fill="none" draw:fill-color="#ffffff" draw:textarea-horizontal-align="left" draw:auto-grow-height="true" draw:auto-grow-width="true" fo:min-height="0.845cm" fo:min-width="0cm"/>
    </style:style>
    <style:style style:name="gr9" style:family="graphic">
      <style:graphic-properties style:protect="size"/>
    </style:style>
    <style:style style:name="gr10" style:family="graphic" style:parent-style-name="objectwithoutfill">
      <style:graphic-properties svg:stroke-width="0.1cm" draw:fill="none" draw:textarea-horizontal-align="center"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false" fo:min-height="2.491cm" fo:min-width="5cm"/>
    </style:style>
    <style:style style:name="gr12" style:family="graphic" style:parent-style-name="standard">
      <style:graphic-properties draw:stroke="none" svg:stroke-color="#000000" draw:fill="none" draw:fill-color="#ffffff" draw:textarea-horizontal-align="left" draw:auto-grow-height="true" draw:auto-grow-width="false" fo:min-height="1.75cm" fo:min-width="5cm"/>
    </style:style>
    <style:style style:name="gr13" style:family="graphic" style:parent-style-name="standard">
      <style:graphic-properties draw:stroke="none" svg:stroke-color="#000000" draw:fill="none" draw:fill-color="#ffffff" draw:textarea-horizontal-align="left" draw:auto-grow-height="true" draw:auto-grow-width="false" fo:min-height="3.499cm" fo:min-width="5cm"/>
    </style:style>
    <style:style style:name="gr14" style:family="graphic" style:parent-style-name="objectwithoutfill">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false" fo:min-height="1.246cm" fo:min-width="5cm"/>
    </style:style>
    <style:style style:name="gr16" style:family="graphic" style:parent-style-name="standard">
      <style:graphic-properties draw:stroke="none" svg:stroke-color="#000000" draw:fill="none" draw:fill-color="#ffffff" draw:textarea-horizontal-align="left" draw:auto-grow-height="true" draw:auto-grow-width="true" fo:min-height="2.999cm" fo:min-width="5.865cm"/>
    </style:style>
    <style:style style:name="gr17" style:family="graphic" style:parent-style-name="objectwithoutfill">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18" style:family="graphic" style:parent-style-name="standard">
      <style:graphic-properties draw:stroke="none" svg:stroke-color="#000000" draw:fill="none" draw:fill-color="#ffffff" draw:textarea-horizontal-align="left" draw:auto-grow-height="true" draw:auto-grow-width="false" fo:min-height="4.498cm" fo:min-width="5cm"/>
    </style:style>
    <style:style style:name="gr19" style:family="graphic" style:parent-style-name="standard">
      <style:graphic-properties draw:stroke="none" svg:stroke-color="#000000" draw:fill="none" draw:fill-color="#ffffff" draw:textarea-horizontal-align="left" draw:auto-grow-height="true" draw:auto-grow-width="true" fo:min-height="1.5cm" fo:min-width="4.282cm"/>
    </style:style>
    <style:style style:name="gr20" style:family="graphic" style:parent-style-name="standard">
      <style:graphic-properties draw:stroke="none" svg:stroke-color="#000000" draw:fill="none" draw:fill-color="#ffffff" draw:textarea-horizontal-align="left" draw:auto-grow-height="true" draw:auto-grow-width="false" fo:min-height="1.5cm" fo:min-width="5cm"/>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end"/>
      <style:text-properties fo:font-size="12pt" fo:font-weight="bold" style:font-weight-asian="bold" style:font-weight-complex="bold"/>
    </style:style>
    <style:style style:name="P4" style:family="paragraph">
      <style:paragraph-properties fo:text-align="end"/>
      <style:text-properties fo:font-size="12pt" fo:font-weight="bold" style:font-size-asian="12pt" style:font-weight-asian="bold" style:font-size-complex="12pt" style:font-weight-complex="bold"/>
    </style:style>
    <style:style style:name="P5" style:family="paragraph">
      <style:text-properties fo:font-size="28pt" fo:font-weight="bold" style:font-size-asian="28pt" style:font-weight-asian="bold" style:font-size-complex="28pt" style:font-weight-complex="bold"/>
    </style:style>
    <style:style style:name="P6" style:family="paragraph">
      <style:text-properties fo:font-size="20pt"/>
    </style:style>
    <style:style style:name="P7" style:family="paragraph">
      <style:paragraph-properties fo:text-align="center"/>
      <style:text-properties fo:font-size="40pt"/>
    </style:style>
    <style:style style:name="P8" style:family="paragraph">
      <style:paragraph-properties fo:text-align="center"/>
      <style:text-properties fo:font-family="Shaynes_Handwriting" style:font-pitch="variable" fo:font-size="40pt" fo:font-weight="bold" style:font-size-asian="40pt" style:font-weight-asian="bold" style:font-size-complex="40pt" style:font-weight-complex="bold"/>
    </style:style>
    <style:style style:name="P9" style:family="paragraph">
      <style:paragraph-properties fo:text-align="center"/>
      <style:text-properties fo:font-size="48pt"/>
    </style:style>
    <style:style style:name="P10" style:family="paragraph">
      <style:paragraph-properties fo:text-align="center"/>
      <style:text-properties fo:font-family="Shaynes_Handwriting" style:font-pitch="variable" fo:font-size="48pt" fo:font-weight="bold" style:font-size-asian="48pt" style:font-weight-asian="bold" style:font-size-complex="48pt" style:font-weight-complex="bold"/>
    </style:style>
    <style:style style:name="P11" style:family="paragraph">
      <style:paragraph-properties fo:text-align="start"/>
      <style:text-properties fo:font-size="40pt"/>
    </style:style>
    <style:style style:name="P12" style:family="paragraph">
      <style:paragraph-properties fo:text-align="start"/>
      <style:text-properties fo:font-family="Shaynes_Handwriting" style:font-pitch="variable" fo:font-size="40pt" fo:font-weight="bold" style:font-size-asian="40pt" style:font-weight-asian="bold" style:font-size-complex="4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family="Shaynes_Handwriting" style:font-pitch="variable" fo:font-size="40pt" fo:font-weight="bold" style:font-size-asian="40pt" style:font-weight-asian="bold" style:font-size-complex="40pt" style:font-weight-complex="bold"/>
    </style:style>
    <style:style style:name="T4" style:family="text">
      <style:text-properties fo:font-family="Shaynes_Handwriting" style:font-pitch="variable" fo:font-size="48pt" fo:font-weight="bold" style:font-size-asian="48pt" style:font-weight-asian="bold" style:font-size-complex="4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1" draw:id="id1" draw:layer="layout" svg:width="3.386cm" svg:height="3.386cm" svg:x="3.499cm" svg:y="1.113cm">
          <draw:image xlink:href="Pictures/100000000000008000000080FC0A7B1C.png" xlink:type="simple" xlink:show="embed" xlink:actuate="onLoad">
            <text:p/>
          </draw:image>
        </draw:frame>
        <draw:frame draw:style-name="gr2" draw:text-style-name="P2" draw:layer="layout" svg:width="3.089cm" svg:height="0.725cm" svg:x="3.699cm" svg:y="2.499cm">
          <draw:text-box>
            <text:p text:style-name="P2"><text:span text:style-name="T1">&lt;corus root&gt;</text:span></text:p>
          </draw:text-box>
        </draw:frame>
        <draw:frame draw:style-name="gr1" draw:text-style-name="P1" draw:id="id2" draw:layer="layout" svg:width="3cm" svg:height="2.5cm" svg:x="7.426cm" svg:y="3.522cm">
          <draw:image xlink:href="Pictures/100000000000008000000080E41CEF85.png" xlink:type="simple" xlink:show="embed" xlink:actuate="onLoad">
            <text:p/>
          </draw:image>
        </draw:frame>
        <draw:frame draw:style-name="gr3" draw:text-style-name="P4" draw:layer="layout" svg:width="2.5cm" svg:height="0.725cm" svg:x="7.726cm" svg:y="4.422cm">
          <draw:text-box>
            <text:p text:style-name="P3"><text:span text:style-name="T1">pom.xml</text:span></text:p>
          </draw:text-box>
        </draw:frame>
        <draw:connector draw:style-name="gr4" draw:text-style-name="P1" draw:id="id3" draw:layer="layout" svg:x1="5.192cm" svg:y1="4.499cm" svg:x2="7.426cm" svg:y2="4.772cm" draw:start-shape="id1" draw:end-shape="id2" draw:end-glue-point="3" svg:d="m5192 4499v273h2234">
          <text:p/>
        </draw:connector>
        <draw:frame draw:style-name="gr1" draw:text-style-name="P1" draw:id="id4" draw:layer="layout" svg:width="3.386cm" svg:height="3.386cm" svg:x="7.535cm" svg:y="6.043cm">
          <draw:image xlink:href="Pictures/100000000000008000000080FC0A7B1C.png" xlink:type="simple" xlink:show="embed" xlink:actuate="onLoad">
            <text:p/>
          </draw:image>
        </draw:frame>
        <draw:frame draw:style-name="gr5" draw:text-style-name="P2" draw:layer="layout" svg:width="2.246cm" svg:height="0.725cm" svg:x="8.135cm" svg:y="7.418cm">
          <draw:text-box>
            <text:p text:style-name="P2"><text:span text:style-name="T1">modules</text:span></text:p>
          </draw:text-box>
        </draw:frame>
        <draw:connector draw:style-name="gr4" draw:text-style-name="P1" draw:id="id10" draw:layer="layout" svg:x1="5.192cm" svg:y1="4.772cm" svg:x2="7.535cm" svg:y2="7.736cm" draw:start-shape="id3" draw:start-glue-point="0" draw:end-shape="id4" draw:end-glue-point="3" svg:d="m5192 4772v2964h2343">
          <text:p/>
        </draw:connector>
        <draw:connector draw:style-name="gr4" draw:text-style-name="P1" draw:id="id9" draw:layer="layout" svg:x1="9.228cm" svg:y1="9.429cm" svg:x2="11.444cm" svg:y2="9.799cm" draw:start-shape="id4" draw:start-glue-point="2" draw:end-shape="id5" draw:end-glue-point="3" svg:d="m9228 9429v370h2216">
          <text:p/>
        </draw:connector>
        <draw:frame draw:style-name="gr1" draw:text-style-name="P1" draw:id="id5" draw:layer="layout" svg:width="3.386cm" svg:height="3.386cm" svg:x="11.444cm" svg:y="8.106cm">
          <draw:image xlink:href="Pictures/100000000000008000000080FC0A7B1C.png" xlink:type="simple" xlink:show="embed" xlink:actuate="onLoad">
            <text:p/>
          </draw:image>
        </draw:frame>
        <draw:frame draw:style-name="gr6" draw:text-style-name="P2" draw:layer="layout" svg:width="1.611cm" svg:height="0.725cm" svg:x="12.384cm" svg:y="9.492cm">
          <draw:text-box>
            <text:p text:style-name="P2"><text:span text:style-name="T1">client</text:span></text:p>
          </draw:text-box>
        </draw:frame>
        <draw:frame draw:style-name="gr1" draw:text-style-name="P1" draw:id="id6" draw:layer="layout" svg:width="3cm" svg:height="2.5cm" svg:x="15.44cm" svg:y="10.519cm">
          <draw:image xlink:href="Pictures/100000000000008000000080E41CEF85.png" xlink:type="simple" xlink:show="embed" xlink:actuate="onLoad">
            <text:p/>
          </draw:image>
        </draw:frame>
        <draw:frame draw:style-name="gr3" draw:text-style-name="P4" draw:layer="layout" svg:width="2.529cm" svg:height="0.725cm" svg:x="15.771cm" svg:y="11.356cm">
          <draw:text-box>
            <text:p text:style-name="P3"><text:span text:style-name="T1">pom.xml</text:span></text:p>
          </draw:text-box>
        </draw:frame>
        <draw:connector draw:style-name="gr4" draw:text-style-name="P1" draw:layer="layout" svg:x1="13.137cm" svg:y1="11.492cm" svg:x2="15.44cm" svg:y2="11.769cm" draw:start-shape="id5" draw:start-glue-point="2" draw:end-shape="id6" draw:end-glue-point="3" svg:d="m13137 11492v277h2303">
          <text:p/>
        </draw:connector>
        <draw:frame draw:style-name="gr1" draw:text-style-name="P1" draw:id="id7" draw:layer="layout" svg:width="3.386cm" svg:height="3.386cm" svg:x="11.371cm" svg:y="11.892cm">
          <draw:image xlink:href="Pictures/100000000000008000000080FC0A7B1C.png" xlink:type="simple" xlink:show="embed" xlink:actuate="onLoad">
            <text:p/>
          </draw:image>
        </draw:frame>
        <draw:frame draw:style-name="gr7" draw:text-style-name="P2" draw:layer="layout" svg:width="1.78cm" svg:height="0.725cm" svg:x="12.311cm" svg:y="13.278cm">
          <draw:text-box>
            <text:p text:style-name="P2"><text:span text:style-name="T1">server</text:span></text:p>
          </draw:text-box>
        </draw:frame>
        <draw:frame draw:style-name="gr1" draw:text-style-name="P1" draw:id="id8" draw:layer="layout" svg:width="3cm" svg:height="2.5cm" svg:x="15.488cm" svg:y="14.304cm">
          <draw:image xlink:href="Pictures/100000000000008000000080E41CEF85.png" xlink:type="simple" xlink:show="embed" xlink:actuate="onLoad">
            <text:p/>
          </draw:image>
        </draw:frame>
        <draw:frame draw:style-name="gr3" draw:text-style-name="P4" draw:layer="layout" svg:width="3.8cm" svg:height="0.725cm" svg:x="15.788cm" svg:y="15.204cm">
          <draw:text-box>
            <text:p text:style-name="P3"><text:span text:style-name="T1">pom.xml</text:span></text:p>
          </draw:text-box>
        </draw:frame>
        <draw:connector draw:style-name="gr4" draw:text-style-name="P1" draw:layer="layout" svg:x1="13.064cm" svg:y1="15.278cm" svg:x2="15.488cm" svg:y2="15.554cm" draw:start-shape="id7" draw:start-glue-point="2" draw:end-shape="id8" draw:end-glue-point="3" svg:d="m13064 15278v276h2424">
          <text:p/>
        </draw:connector>
        <draw:connector draw:style-name="gr4" draw:text-style-name="P1" draw:layer="layout" svg:x1="9.228cm" svg:y1="9.799cm" svg:x2="11.371cm" svg:y2="13.585cm" draw:start-shape="id9" draw:start-glue-point="0" draw:end-shape="id7" draw:end-glue-point="3" svg:d="m9228 9799v3786h2143">
          <text:p/>
        </draw:connector>
        <draw:frame draw:style-name="gr1" draw:text-style-name="P1" draw:id="id11" draw:layer="layout" svg:width="3.386cm" svg:height="3.386cm" svg:x="7.535cm" svg:y="14.743cm">
          <draw:image xlink:href="Pictures/100000000000008000000080FC0A7B1C.png" xlink:type="simple" xlink:show="embed" xlink:actuate="onLoad">
            <text:p/>
          </draw:image>
        </draw:frame>
        <draw:frame draw:style-name="gr5" draw:text-style-name="P2" draw:layer="layout" svg:width="2.558cm" svg:height="0.725cm" svg:x="8.135cm" svg:y="16.219cm">
          <draw:text-box>
            <text:p text:style-name="P2"><text:span text:style-name="T1">samples</text:span></text:p>
          </draw:text-box>
        </draw:frame>
        <draw:connector draw:style-name="gr4" draw:text-style-name="P1" draw:layer="layout" svg:x1="5.192cm" svg:y1="7.736cm" svg:x2="7.535cm" svg:y2="16.436cm" draw:start-shape="id10" draw:start-glue-point="0" draw:end-shape="id11" draw:end-glue-point="3" svg:d="m5192 7736v8700h2343">
          <text:p/>
        </draw:connector>
        <draw:connector draw:style-name="gr4" draw:text-style-name="P1" draw:layer="layout" svg:x1="9.228cm" svg:y1="18.129cm" svg:x2="11.61cm" svg:y2="18.425cm" draw:start-shape="id11" draw:start-glue-point="2" draw:end-shape="id12" draw:end-glue-point="3" svg:d="m9228 18129v296h2382">
          <text:p/>
        </draw:connector>
        <draw:frame draw:style-name="gr8" draw:text-style-name="P5" draw:id="id12" draw:layer="layout" svg:width="1.878cm" svg:height="1.352cm" svg:x="11.61cm" svg:y="17.749cm">
          <draw:text-box>
            <text:p><text:span text:style-name="T2">. . .</text:span></text:p>
          </draw:text-box>
        </draw:frame>
        <presentation:notes draw:style-name="dp2">
          <draw:page-thumbnail draw:style-name="gr9"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frame draw:style-name="gr1" draw:text-style-name="P1" draw:id="id13" draw:layer="layout" svg:width="3.386cm" svg:height="3.386cm" svg:x="0.632cm" svg:y="0cm">
          <draw:image xlink:href="Pictures/100000000000008000000080FC0A7B1C.png" xlink:type="simple" xlink:show="embed" xlink:actuate="onLoad">
            <text:p/>
          </draw:image>
        </draw:frame>
        <draw:frame draw:style-name="gr2" draw:text-style-name="P2" draw:layer="layout" svg:width="3.089cm" svg:height="0.725cm" svg:x="0.832cm" svg:y="1.386cm">
          <draw:text-box>
            <text:p text:style-name="P2"><text:span text:style-name="T1">&lt;corus root&gt;</text:span></text:p>
          </draw:text-box>
        </draw:frame>
        <draw:frame draw:style-name="gr1" draw:text-style-name="P1" draw:id="id14" draw:layer="layout" svg:width="3cm" svg:height="2.5cm" svg:x="4.559cm" svg:y="2.309cm">
          <draw:image xlink:href="Pictures/100000000000008000000080E41CEF85.png" xlink:type="simple" xlink:show="embed" xlink:actuate="onLoad">
            <text:p/>
          </draw:image>
        </draw:frame>
        <draw:frame draw:style-name="gr3" draw:text-style-name="P4" draw:layer="layout" svg:width="2.5cm" svg:height="0.725cm" svg:x="4.859cm" svg:y="3.209cm">
          <draw:text-box>
            <text:p text:style-name="P3"><text:span text:style-name="T1">pom.xml</text:span></text:p>
          </draw:text-box>
        </draw:frame>
        <draw:connector draw:style-name="gr4" draw:text-style-name="P1" draw:id="id15" draw:layer="layout" svg:x1="2.325cm" svg:y1="3.386cm" svg:x2="4.559cm" svg:y2="3.559cm" draw:start-shape="id13" draw:end-shape="id14" draw:end-glue-point="3" svg:d="m2325 3386v173h2234">
          <text:p/>
        </draw:connector>
        <draw:frame draw:style-name="gr1" draw:text-style-name="P1" draw:id="id16" draw:layer="layout" svg:width="3.386cm" svg:height="3.386cm" svg:x="4.668cm" svg:y="4.83cm">
          <draw:image xlink:href="Pictures/100000000000008000000080FC0A7B1C.png" xlink:type="simple" xlink:show="embed" xlink:actuate="onLoad">
            <text:p/>
          </draw:image>
        </draw:frame>
        <draw:frame draw:style-name="gr5" draw:text-style-name="P2" draw:layer="layout" svg:width="2.246cm" svg:height="0.725cm" svg:x="5.268cm" svg:y="6.205cm">
          <draw:text-box>
            <text:p text:style-name="P2"><text:span text:style-name="T1">modules</text:span></text:p>
          </draw:text-box>
        </draw:frame>
        <draw:connector draw:style-name="gr4" draw:text-style-name="P1" draw:id="id17" draw:layer="layout" svg:x1="2.325cm" svg:y1="3.559cm" svg:x2="4.668cm" svg:y2="6.523cm" draw:start-shape="id15" draw:start-glue-point="0" draw:end-shape="id16" draw:end-glue-point="3" svg:d="m2325 3559v2964h2343">
          <text:p/>
        </draw:connector>
        <draw:frame draw:style-name="gr1" draw:text-style-name="P1" draw:id="id18" draw:layer="layout" svg:width="3.386cm" svg:height="3.386cm" svg:x="4.706cm" svg:y="7.65cm">
          <draw:image xlink:href="Pictures/100000000000008000000080FC0A7B1C.png" xlink:type="simple" xlink:show="embed" xlink:actuate="onLoad">
            <text:p/>
          </draw:image>
        </draw:frame>
        <draw:frame draw:style-name="gr5" draw:text-style-name="P2" draw:layer="layout" svg:width="2.558cm" svg:height="0.725cm" svg:x="5.306cm" svg:y="9.126cm">
          <draw:text-box>
            <text:p text:style-name="P2"><text:span text:style-name="T1">samples</text:span></text:p>
          </draw:text-box>
        </draw:frame>
        <draw:connector draw:style-name="gr4" draw:text-style-name="P1" draw:layer="layout" svg:x1="2.325cm" svg:y1="6.523cm" svg:x2="4.706cm" svg:y2="9.343cm" draw:start-shape="id17" draw:start-glue-point="0" draw:end-shape="id18" draw:end-glue-point="3" svg:d="m2325 6523v2820h2381">
          <text:p/>
        </draw:connector>
        <draw:connector draw:style-name="gr4" draw:text-style-name="P1" draw:id="id24" draw:layer="layout" svg:x1="6.399cm" svg:y1="11.036cm" svg:x2="8.632cm" svg:y2="11.213cm" draw:start-shape="id18" draw:start-glue-point="2" draw:end-shape="id19" draw:end-glue-point="3" svg:d="m6399 11036v177h2233">
          <text:p/>
        </draw:connector>
        <draw:frame draw:style-name="gr1" draw:text-style-name="P1" draw:id="id20" draw:layer="layout" svg:width="3.386cm" svg:height="3.386cm" svg:x="8.743cm" svg:y="12.434cm">
          <draw:image xlink:href="Pictures/100000000000008000000080FC0A7B1C.png" xlink:type="simple" xlink:show="embed" xlink:actuate="onLoad">
            <text:p/>
          </draw:image>
        </draw:frame>
        <draw:frame draw:style-name="gr5" draw:text-style-name="P2" draw:layer="layout" svg:width="6.714cm" svg:height="0.725cm" svg:x="9.407cm" svg:y="13.726cm">
          <draw:text-box>
            <text:p text:style-name="P2"><text:span text:style-name="T1">corus_sample_grails_app</text:span></text:p>
          </draw:text-box>
        </draw:frame>
        <draw:connector draw:style-name="gr4" draw:text-style-name="P1" draw:layer="layout" draw:line-skew="-0.372cm" svg:x1="10.436cm" svg:y1="15.82cm" svg:x2="13.458cm" svg:y2="15.965cm" draw:start-shape="id20" draw:start-glue-point="2" draw:end-shape="id21" draw:end-glue-point="3" svg:d="m10436 15820v129h2358v16h664">
          <text:p/>
        </draw:connector>
        <draw:frame draw:style-name="gr1" draw:text-style-name="P1" draw:id="id19" draw:layer="layout" svg:width="3cm" svg:height="2.5cm" svg:x="8.632cm" svg:y="9.963cm">
          <draw:image xlink:href="Pictures/100000000000008000000080E41CEF85.png" xlink:type="simple" xlink:show="embed" xlink:actuate="onLoad">
            <text:p/>
          </draw:image>
        </draw:frame>
        <draw:frame draw:style-name="gr3" draw:text-style-name="P4" draw:layer="layout" svg:width="2.5cm" svg:height="0.725cm" svg:x="8.932cm" svg:y="10.863cm">
          <draw:text-box>
            <text:p text:style-name="P3"><text:span text:style-name="T1">pom.xml</text:span></text:p>
          </draw:text-box>
        </draw:frame>
        <draw:frame draw:style-name="gr1" draw:text-style-name="P1" draw:id="id22" draw:layer="layout" svg:width="3.386cm" svg:height="3.386cm" svg:x="8.743cm" svg:y="16.134cm">
          <draw:image xlink:href="Pictures/100000000000008000000080FC0A7B1C.png" xlink:type="simple" xlink:show="embed" xlink:actuate="onLoad">
            <text:p/>
          </draw:image>
        </draw:frame>
        <draw:frame draw:style-name="gr5" draw:text-style-name="P2" draw:layer="layout" svg:width="6.714cm" svg:height="0.725cm" svg:x="9.407cm" svg:y="17.426cm">
          <draw:text-box>
            <text:p text:style-name="P2"><text:span text:style-name="T1">corus_sample_jetty</text:span></text:p>
          </draw:text-box>
        </draw:frame>
        <draw:connector draw:style-name="gr4" draw:text-style-name="P1" draw:layer="layout" draw:line-skew="-0.361cm" svg:x1="10.436cm" svg:y1="19.52cm" svg:x2="13.158cm" svg:y2="19.653cm" draw:start-shape="id22" draw:start-glue-point="2" draw:end-shape="id23" draw:end-glue-point="3" svg:d="m10436 19520v140h2208v-7h514">
          <text:p/>
        </draw:connector>
        <draw:frame draw:style-name="gr1" draw:text-style-name="P1" draw:layer="layout" svg:width="3cm" svg:height="2.5cm" svg:x="13.158cm" svg:y="14.703cm">
          <draw:image xlink:href="Pictures/100000000000008000000080E41CEF85.png" xlink:type="simple" xlink:show="embed" xlink:actuate="onLoad">
            <text:p/>
          </draw:image>
        </draw:frame>
        <draw:frame draw:style-name="gr3" draw:text-style-name="P4" draw:id="id21" draw:layer="layout" svg:width="2.5cm" svg:height="0.725cm" svg:x="13.458cm" svg:y="15.603cm">
          <draw:text-box>
            <text:p text:style-name="P3"><text:span text:style-name="T1">pom.xml</text:span></text:p>
          </draw:text-box>
        </draw:frame>
        <draw:frame draw:style-name="gr1" draw:text-style-name="P1" draw:id="id23" draw:layer="layout" svg:width="3cm" svg:height="2.5cm" svg:x="13.158cm" svg:y="18.403cm">
          <draw:image xlink:href="Pictures/100000000000008000000080E41CEF85.png" xlink:type="simple" xlink:show="embed" xlink:actuate="onLoad">
            <text:p/>
          </draw:image>
        </draw:frame>
        <draw:frame draw:style-name="gr3" draw:text-style-name="P4" draw:layer="layout" svg:width="2.5cm" svg:height="0.725cm" svg:x="13.458cm" svg:y="19.303cm">
          <draw:text-box>
            <text:p text:style-name="P3"><text:span text:style-name="T1">pom.xml</text:span></text:p>
          </draw:text-box>
        </draw:frame>
        <draw:connector draw:style-name="gr4" draw:text-style-name="P1" draw:id="id25" draw:layer="layout" svg:x1="6.399cm" svg:y1="11.213cm" svg:x2="8.743cm" svg:y2="14.127cm" draw:start-shape="id24" draw:start-glue-point="0" draw:end-shape="id20" draw:end-glue-point="3" svg:d="m6399 11213v2914h2344">
          <text:p/>
        </draw:connector>
        <draw:connector draw:style-name="gr4" draw:text-style-name="P1" draw:layer="layout" svg:x1="6.399cm" svg:y1="14.127cm" svg:x2="8.743cm" svg:y2="17.827cm" draw:start-shape="id25" draw:start-glue-point="0" draw:end-shape="id22" draw:end-glue-point="3" svg:d="m6399 14127v3700h2344">
          <text:p/>
        </draw:connector>
        <presentation:notes draw:style-name="dp2">
          <draw:page-thumbnail draw:style-name="gr9" draw:layer="layout" svg:width="13.968cm" svg:height="10.476cm" svg:x="3.81cm" svg:y="2.123cm" draw:page-number="2" presentation:class="page"/>
          <draw:frame presentation:style-name="pr1" draw:text-style-name="P6" draw:layer="layout" svg:width="17.271cm" svg:height="12.573cm" svg:x="2.159cm" svg:y="13.271cm" presentation:class="notes" presentation:placeholder="true">
            <draw:text-box/>
          </draw:frame>
        </presentation:notes>
      </draw:page>
      <draw:page draw:name="page3" draw:style-name="dp1" draw:master-page-name="Default">
        <draw:path draw:style-name="gr10" draw:text-style-name="P1" draw:layer="layout" svg:width="17.01cm" svg:height="23.807cm" draw:transform="skewX (0.172438530097007) rotate (1.98950081434796) translate (5.32231921364926cm 19.3279068841087cm)" svg:viewBox="0 0 17011 23808" svg:d="m13656 14235c1012 489 1305-1055 1652-1809 477-1037 525-2182 957-3241 396-973 507-2096 559-3211 51-1107 359-2271 48-3330-351-1201-402-2503-786-3674-347-1062-1229-1786-2111-2214-957-463-1561-1507-2579-1924-822-340-1646-518-2486-548-915-30-1782-619-2721 23-1298 888-2204 2253-3140 3584-674 959-1362 1988-1652 3241-293 1268-1075 2182-1072 3674 0 1149-238 2271-304 3412-79 1336 51 2790 646 3909 680 1275 1030 2692 2296 3531 993 660 1945 1312 2999 1812 1316 626 2697 313 3856-228 1045-489 2063-676 3047-1231l1024-1201 3122-7516v0">
          <text:p/>
        </draw:path>
        <draw:path draw:style-name="gr10" draw:text-style-name="P1" draw:layer="layout" svg:width="6.583cm" svg:height="4.264cm" svg:x="1.134cm" svg:y="16.184cm" svg:viewBox="0 0 6584 4265" svg:d="m142 184c437 38 877-102 1309 0 349 83 705 53 1058 55 321 2 619 111 947 84 346-28 688-58 1031-111 410-63 827-83 1225-195 468-131 480 525 446 752-54 359 130 672 83 1030-42 319 78 628 112 947 32 303 278 583 223 891-96 537-840 490-1309 474-417-14-837-22-1254 0-413 22-813-89-1225-56-381 31-761-49-1142-28-358 20-736 354-1058 195-370-182-359-757-418-1170-53-370-130-740-139-1114-12-483-108-1016 111-1476l56-250z">
          <text:p/>
        </draw:path>
        <draw:path draw:style-name="gr10" draw:text-style-name="P1" draw:layer="layout" svg:width="5.876cm" svg:height="0.142cm" draw:transform="rotate (3.1415926535892) translate (7.06936134045687cm 16.7022852736927cm)" svg:viewBox="0 0 5877 143" svg:d="m0-33293c307 0 621 69 919 0 384-89 734 14 1114-28 479-53 967 2 1448 0 406-2 827 95 1226-28l613-56h306 251">
          <text:p/>
        </draw:path>
        <draw:frame draw:style-name="gr11" draw:text-style-name="P8" draw:layer="layout" svg:width="7cm" svg:height="2.741cm" svg:x="1.099cm" svg:y="17.051cm">
          <draw:text-box>
            <text:p text:style-name="P7"><text:span text:style-name="T3">Command Line Interface</text:span></text:p>
          </draw:text-box>
        </draw:frame>
        <draw:frame draw:style-name="gr12" draw:text-style-name="P10" draw:layer="layout" svg:width="7cm" svg:height="2cm" svg:x="10.999cm" svg:y="1.499cm">
          <draw:text-box>
            <text:p text:style-name="P9"><text:span text:style-name="T4">Domain</text:span></text:p>
          </draw:text-box>
        </draw:frame>
        <draw:frame draw:style-name="gr13" draw:text-style-name="P10" draw:layer="layout" svg:width="5.5cm" svg:height="3.749cm" svg:x="5.055cm" svg:y="3.299cm">
          <draw:text-box>
            <text:p text:style-name="P9"><text:span text:style-name="T4">Corus </text:span></text:p>
            <text:p text:style-name="P9"><text:span text:style-name="T4">Instance</text:span></text:p>
          </draw:text-box>
        </draw:frame>
        <draw:path draw:style-name="gr10" draw:text-style-name="P1" draw:layer="layout" svg:width="5.187cm" svg:height="5.878cm" draw:transform="skewX (-0.000174532925199392) rotate (1.89350770548829) translate (5.57916209723612cm 8.46022497236518cm)" svg:viewBox="0 0 5188 5879" svg:d="m4165 10211c308 121 397-260 503-446 146-257 161-539 292-801 121-240 155-518 171-793 15-273 109-561 14-822-106-297-122-618-239-907-106-263-375-442-644-547-292-115-476-372-786-476-251-83-502-127-758-135-279-7-544-153-830 6-396 219-672 556-958 885-205 237-415 491-504 801-89 313-328 538-327 907 0 283-72 561-93 843-24 329 16 688 197 965 208 315 314 665 700 872 303 163 593 324 915 447 401 155 822 77 1176-56 319-121 629-167 929-304l313-297 952-1856v0">
          <text:p/>
        </draw:path>
        <draw:frame draw:style-name="gr13" draw:text-style-name="P10" draw:layer="layout" svg:width="5.5cm" svg:height="3.749cm" svg:x="15.884cm" svg:y="3.799cm">
          <draw:text-box>
            <text:p text:style-name="P9"><text:span text:style-name="T4">Corus </text:span></text:p>
            <text:p text:style-name="P9"><text:span text:style-name="T4">Instance</text:span></text:p>
          </draw:text-box>
        </draw:frame>
        <draw:path draw:style-name="gr10" draw:text-style-name="P1" draw:layer="layout" svg:width="5.187cm" svg:height="5.878cm" draw:transform="skewX (-0.000174532925199365) rotate (1.89350770548829) translate (16.4091620972361cm 8.96022497236518cm)" svg:viewBox="0 0 5188 5879" svg:d="m4165 30436c308 121 397-261 503-447 146-256 161-538 292-800 121-240 155-518 171-793 15-274 109-561 14-822-106-297-122-618-239-908-106-262-375-441-644-547-292-114-476-372-786-475-251-83-502-128-758-135-279-7-544-153-830 6-396 219-672 556-958 885-205 237-415 491-504 800-89 314-328 539-327 908 0 283-72 561-93 842-24 330 16 689 197 966 208 314 314 664 700 872 303 163 593 324 915 447 401 155 822 77 1176-56 319-121 629-167 929-304l313-297 952-1856v0">
          <text:p/>
        </draw:path>
        <draw:frame draw:style-name="gr13" draw:text-style-name="P10" draw:layer="layout" svg:width="5.5cm" svg:height="3.749cm" svg:x="9.384cm" svg:y="9.299cm">
          <draw:text-box>
            <text:p text:style-name="P9"><text:span text:style-name="T4">Corus </text:span></text:p>
            <text:p text:style-name="P9"><text:span text:style-name="T4">Instance</text:span></text:p>
          </draw:text-box>
        </draw:frame>
        <draw:path draw:style-name="gr10" draw:text-style-name="P1" draw:layer="layout" svg:width="5.187cm" svg:height="5.879cm" draw:transform="skewX (-0.000349065850398799) rotate (1.89350770548829) translate (9.90936578783026cm 14.4608340926633cm)" svg:viewBox="0 0 5188 5880" svg:d="m4165 14619c308 120 397-261 503-447 146-256 161-539 292-800 121-241 155-518 171-793 15-274 110-561 15-823-106-296-122-618-239-907-106-263-375-441-644-547-292-114-476-372-786-475-251-84-502-128-758-135-279-8-544-153-830 5-396 220-672 557-958 886-205 236-415 490-504 800-89 313-328 539-328 907 0 284-72 561-93 843-24 330 16 689 197 965 208 315 314 665 700 872 303 163 593 324 915 448 401 154 822 77 1176-57 319-120 629-167 929-304l313-296 952-1856v0">
          <text:p/>
        </draw:path>
        <draw:path draw:style-name="gr14" draw:text-style-name="P1" draw:layer="layout" svg:width="2.69cm" svg:height="2.139cm" draw:transform="skewX (0.0005235987755982) rotate (1.16849793420998) translate (15.2471201420407cm 10.2980804163931cm)" svg:viewBox="0 0 2691 2140" svg:d="m0 36140c515-119 744 467 1066 727 396 320 794 647 1136 1030l259 253 230 114">
          <text:p/>
        </draw:path>
        <draw:path draw:style-name="gr14" draw:text-style-name="P1" draw:layer="layout" svg:width="1.079cm" svg:height="0.984cm" draw:transform="skewX (0.00104719755119641) rotate (-0.245742358681941) translate (17.5052883990588cm 8.34503118861178cm)" svg:viewBox="0 0 1080 985" svg:d="m0 7854c308-3 601-240 905-169 343 80 63 588 137 884l-6 88">
          <text:p/>
        </draw:path>
        <draw:path draw:style-name="gr10" draw:text-style-name="P1" draw:layer="layout" svg:width="1.29cm" svg:height="0.847cm" draw:transform="skewX (-0.000872664625996994) rotate (-1.35559723002493) translate (15.7649714550485cm 9.23693842812163cm)" svg:viewBox="0 0 1291 848" svg:d="m0-26171c286 9 549 121 850 158 452 55 384-529 441-845v0">
          <text:p/>
        </draw:path>
        <draw:path draw:style-name="gr10" draw:text-style-name="P1" draw:layer="layout" svg:width="4.26cm" svg:height="0.215cm" svg:x="11.139cm" svg:y="4.379cm" svg:viewBox="0 0 4261 216" svg:d="m0 132c370-23 734-64 1114-55 406 10 720-128 1114-56 320 58 634-84 975 28 327 107 703-2 1030 139l28 28">
          <text:p/>
        </draw:path>
        <draw:path draw:style-name="gr10" draw:text-style-name="P1" draw:layer="layout" svg:width="1.161cm" svg:height="1.23cm" draw:transform="skewX (-0.00087266462599703) rotate (-1.15139370754163) translate (15.256000136311cm 3.63713842173868cm)" svg:viewBox="0 0 1162 1231" svg:d="m0-24606c363 27 709-414 1036-270 311 136-54 655-44 986l-65 216">
          <text:p/>
        </draw:path>
        <draw:path draw:style-name="gr10" draw:text-style-name="P1" draw:layer="layout" svg:width="1.243cm" svg:height="1.28cm" draw:transform="rotate (-2.07955980375204) translate (12.3654891848856cm 4.22257977969896cm)" svg:viewBox="0 0 1244 1281" svg:d="m0-24818c398-39 721 473 1102 375 322-83-9-665 17-998l-87-271">
          <text:p/>
        </draw:path>
        <draw:path draw:style-name="gr10" draw:text-style-name="P1" draw:layer="layout" svg:width="2.792cm" svg:height="1.527cm" draw:transform="rotate (-1.35123390689494) translate (8.247256798052cm 7.71768962090999cm)" svg:viewBox="0 0 2793 1528" svg:d="m0-11220c327 57 631-133 949-159 362-30 668-194 997-377 401-222 405-635 805-791l42-190">
          <text:p/>
        </draw:path>
        <draw:path draw:style-name="gr10" draw:text-style-name="P1" draw:layer="layout" svg:width="0.988cm" svg:height="1.235cm" draw:transform="rotate (-1.57079632679579) translate (8.83844181731606cm 9.60828527370842cm)" svg:viewBox="0 0 989 1236" svg:d="m0-17582c315-77 711-191 919 56 209 248-115 630-111 947v139">
          <text:p/>
        </draw:path>
        <draw:path draw:style-name="gr10" draw:text-style-name="P1" draw:layer="layout" svg:width="0.904cm" svg:height="1.334cm" draw:transform="skewX (0.0024434609527916) rotate (1.35158297274415) translate (6.1586295549577cm 8.4891624023731cm)" svg:viewBox="0 0 905 1335" svg:d="m0 15738c336-71 913 13 905 342-9 376-49 645-125 969v0">
          <text:p/>
        </draw:path>
        <draw:path draw:style-name="gr10" draw:text-style-name="P1" draw:layer="layout" svg:width="5.335cm" svg:height="2.135cm" draw:transform="rotate (0.587128760370782) translate (6.3161740664193cm 16.4551397111283cm)" svg:viewBox="0 0 5336 2136" svg:d="m0 36533c397-202 857 120 1235-249 337-328 903-120 1299-340 301-169 593-345 903-504 380-194 809-232 1143-510l247-171 261-193 248-169">
          <text:p/>
        </draw:path>
        <draw:path draw:style-name="gr10" draw:text-style-name="P1" draw:layer="layout" svg:width="1.148cm" svg:height="1.09cm" draw:transform="skewX (0.00209439510239277) rotate (0.322711378693691) translate (9.64321378551632cm 13.7773544909509cm)" svg:viewBox="0 0 1149 1091" svg:d="m0 32396c328-75 608-211 979-113 330 87 81 679 71 1022l17 35">
          <text:p/>
        </draw:path>
        <draw:path draw:style-name="gr10" draw:text-style-name="P1" draw:layer="layout" svg:width="2.972cm" svg:height="3.683cm" draw:transform="skewX (0.068940505453763) rotate (1.92963602100457) translate (16.0759029641233cm 15.5065306073548cm)" svg:viewBox="0 0 2973 3684" svg:d="m2386 22342c177 76 228-163 289-280 83-160 92-337 167-501 69-151 89-325 98-497s63-352 8-516c-61-185-70-387-137-568-61-164-215-276-369-343-167-71-273-233-451-297-143-53-287-80-434-85-160-5-311-96-475 4-227 137-386 348-549 554-118 149-238 308-289 502-51 196-188 338-187 569 0 177-42 351-53 528-14 206 9 431 113 605 118 197 180 416 401 546 173 102 339 203 523 280 230 97 471 49 674-35 183-76 361-105 533-191l179-186 546-1163v0">
          <text:p/>
        </draw:path>
        <draw:frame draw:style-name="gr15" draw:text-style-name="P8" draw:layer="layout" svg:width="3.5cm" svg:height="1.496cm" svg:x="15.699cm" svg:y="12.65cm">
          <draw:text-box>
            <text:p text:style-name="P7"><text:span text:style-name="T3">process</text:span></text:p>
          </draw:text-box>
        </draw:frame>
        <draw:path draw:style-name="gr10" draw:text-style-name="P1" draw:layer="layout" svg:width="1.187cm" svg:height="0.128cm" draw:transform="skewX (-0.00139626340159513) rotate (-0.735307213866259) translate (14.6332184761165cm 11.9273009785921cm)" svg:viewBox="0 0 1188 129" svg:d="m0-1839c392 115 736-181 1128-81l60-17">
          <text:p/>
        </draw:path>
        <draw:path draw:style-name="gr10" draw:text-style-name="P1" draw:layer="layout" svg:width="0.715cm" svg:height="1.031cm" draw:transform="rotate (-1.44530715357742) translate (15.5056813987373cm 12.1420948342328cm)" svg:viewBox="0 0 716 1032" svg:d="m0-27728c261 52 773-135 711 369l-61 274-11 307-12 82">
          <text:p/>
        </draw:path>
        <draw:path draw:style-name="gr10" draw:text-style-name="P1" draw:layer="layout" svg:width="2.972cm" svg:height="3.683cm" draw:transform="skewX (0.068940505453763) rotate (1.92963602100457) translate (22.6759029483887cm 10.1715305654047cm)" svg:viewBox="0 0 2973 3684" svg:d="m2386 38449c177 75 228-164 289-280 83-161 92-338 167-502 69-150 89-324 98-497 9-171 63-351 8-515-61-186-70-387-137-569-61-164-215-276-369-342-167-72-273-233-451-298-143-52-287-80-434-85-160-4-311-95-475 4-227 137-386 349-549 555-118 148-238 308-289 501-51 197-188 338-187 569 0 178-42 352-53 528-14 207 9 432 113 605 118 197 180 417 401 546 173 102 339 203 523 281 230 97 471 48 674-36 183-75 361-104 533-190l179-186 546-1163v0">
          <text:p/>
        </draw:path>
        <draw:frame draw:style-name="gr15" draw:text-style-name="P8" draw:layer="layout" svg:width="3.5cm" svg:height="1.496cm" svg:x="22.299cm" svg:y="7.315cm">
          <draw:text-box>
            <text:p text:style-name="P7"><text:span text:style-name="T3">process</text:span></text:p>
          </draw:text-box>
        </draw:frame>
        <draw:path draw:style-name="gr10" draw:text-style-name="P1" draw:layer="layout" svg:width="1.452cm" svg:height="0.167cm" draw:transform="rotate (-0.198793001803303) translate (20.9168360158867cm 6.98455384817176cm)" svg:viewBox="0 0 1453 168" svg:d="m0 5439c310-8 634-28 929 97l321 48 203 17">
          <text:p/>
        </draw:path>
        <draw:path draw:style-name="gr10" draw:text-style-name="P1" draw:layer="layout" svg:width="0.912cm" svg:height="1.205cm" draw:transform="skewX (0.000872664625997034) rotate (-1.02956972575245) translate (22.0104921874027cm 6.65020931681289cm)" svg:viewBox="0 0 913 1206" svg:d="m0-30866c309-13 797-63 893 245 96 309-186 622-296 927l-14 23">
          <text:p/>
        </draw:path>
        <draw:path draw:style-name="gr10" draw:text-style-name="P1" draw:layer="layout" svg:width="2.972cm" svg:height="3.683cm" draw:transform="skewX (0.0689405054537629) rotate (1.92963602100457) translate (4.37590294838879cm 14.8715305654047cm)" svg:viewBox="0 0 2973 3684" svg:d="m2386 879c177 75 228-163 289-280 83-161 92-338 167-502 69-150 89-324 98-497 9-171 63-351 8-515-61-186-70-387-137-568-61-165-215-277-369-343-167-72-273-233-451-298-143-52-287-80-434-85-160-4-311-95-475 4-227 138-386 349-549 555-118 148-238 308-289 502-51 196-188 337-187 568 0 178-42 352-53 528-14 207 9 432 113 605 118 197 180 417 401 546 173 103 339 203 523 281 230 97 471 48 674-36 183-75 361-104 533-190l179-186 546-1163v0">
          <text:p/>
        </draw:path>
        <draw:frame draw:style-name="gr15" draw:text-style-name="P8" draw:layer="layout" svg:width="3.5cm" svg:height="1.496cm" svg:x="3.999cm" svg:y="12.015cm">
          <draw:text-box>
            <text:p text:style-name="P7"><text:span text:style-name="T3">process</text:span></text:p>
          </draw:text-box>
        </draw:frame>
        <draw:path draw:style-name="gr10" draw:text-style-name="P1" draw:layer="layout" svg:width="1.649cm" svg:height="0.676cm" draw:transform="skewX (0.257086998818716) rotate (-2.41920087619007) translate (9.05141197142281cm 12.0333777826298cm)" svg:viewBox="0 0 1650 677" svg:d="m0-30022c322-31 556 246 861 278 313 32 490 336 789 396v0">
          <text:p/>
        </draw:path>
        <draw:path draw:style-name="gr10" draw:text-style-name="P1" draw:layer="layout" svg:width="1.024cm" svg:height="1.075cm" draw:transform="rotate (-1.86383710820558) translate (8.76086626095635cm 12.0516544997995cm)" svg:viewBox="0 0 1025 1076" svg:d="m0-22701c297-131 688 254 885-151l98-349 18-325 24-211">
          <text:p/>
        </draw:path>
        <presentation:notes draw:style-name="dp2">
          <draw:page-thumbnail draw:style-name="gr9" draw:layer="layout" svg:width="13.968cm" svg:height="10.476cm" svg:x="3.81cm" svg:y="2.123cm" draw:page-number="3" presentation:class="page"/>
          <draw:frame presentation:style-name="pr1" draw:layer="layout" svg:width="17.271cm" svg:height="12.573cm" svg:x="2.159cm" svg:y="13.271cm" presentation:class="notes" presentation:placeholder="true">
            <draw:text-box/>
          </draw:frame>
        </presentation:notes>
      </draw:page>
      <draw:page draw:name="page4" draw:style-name="dp1" draw:master-page-name="Default">
        <draw:frame draw:style-name="gr16" draw:text-style-name="P10" draw:layer="layout" svg:width="6.365cm" svg:height="3.249cm" svg:x="9.634cm" svg:y="1.499cm">
          <draw:text-box>
            <text:p text:style-name="P9"><text:span text:style-name="T4"><text:s/></text:span><text:span text:style-name="T4">Replicated</text:span></text:p>
            <text:p text:style-name="P9"><text:span text:style-name="T4"><text:s/></text:span><text:span text:style-name="T4">Command</text:span></text:p>
          </draw:text-box>
        </draw:frame>
        <draw:path draw:style-name="gr17" draw:text-style-name="P1" draw:layer="layout" svg:width="6.272cm" svg:height="1.899cm" draw:transform="skewX (0.00453785605518437) rotate (0.293564380185391) translate (10.385434020076cm 5.34061282932982cm)" svg:viewBox="0 0 6273 1900" svg:d="m0 16241c401-43 774 138 1161 205 345 59 673 150 1003 245 347 100 688 230 1041 314 353 85 693 212 1043 315 312 91 629 160 941 254 337 102 630 308 933 486l151 75">
          <text:p/>
        </draw:path>
        <draw:path draw:style-name="gr17" draw:text-style-name="P1" draw:layer="layout" svg:width="1.482cm" svg:height="1.331cm" draw:transform="rotate (-1.14912477951404) translate (16.621604715934cm 4.33931312418354cm)" svg:viewBox="0 0 1483 1332" svg:d="m0-26631c399-49 712 6 1191-137 360-108 262 586 275 885l-14 300 31 136">
          <text:p/>
        </draw:path>
        <draw:frame draw:style-name="gr18" draw:text-style-name="P10" draw:layer="layout" svg:width="5.5cm" svg:height="4.748cm" svg:x="3.999cm" svg:y="2.499cm">
          <draw:text-box>
            <text:p text:style-name="P9"><text:span text:style-name="T4">Corus </text:span></text:p>
            <text:p text:style-name="P9"><text:span text:style-name="T4">Instance</text:span></text:p>
            <text:p text:style-name="P9"><text:span text:style-name="T4">1</text:span></text:p>
          </draw:text-box>
        </draw:frame>
        <draw:frame draw:style-name="gr18" draw:text-style-name="P10" draw:layer="layout" svg:width="5cm" svg:height="4.748cm" svg:x="18.499cm" svg:y="2.751cm">
          <draw:text-box>
            <text:p text:style-name="P9"><text:span text:style-name="T4">Corus </text:span></text:p>
            <text:p text:style-name="P9"><text:span text:style-name="T4">instance2</text:span></text:p>
          </draw:text-box>
        </draw:frame>
        <draw:frame draw:style-name="gr18" draw:text-style-name="P10" draw:layer="layout" svg:width="5cm" svg:height="4.748cm" svg:x="18.599cm" svg:y="13.651cm">
          <draw:text-box>
            <text:p text:style-name="P9"><text:span text:style-name="T4">Corus </text:span></text:p>
            <text:p text:style-name="P9"><text:span text:style-name="T4">instance3</text:span></text:p>
          </draw:text-box>
        </draw:frame>
        <draw:path draw:style-name="gr10" draw:text-style-name="P1" draw:layer="layout" svg:width="4.713cm" svg:height="0.346cm" draw:transform="skewX (-0.0900589894028904) rotate (-1.5095352700508) translate (20.9425548246761cm 7.99613850049758cm)" svg:viewBox="0 0 4714 347" svg:d="m0-40813c383-52 725 57 1123 27 403-30 814 30 1213 75 379 43 753 143 1142 113 350-28 686 49 1019 103l217 14">
          <text:p/>
        </draw:path>
        <draw:path draw:style-name="gr10" draw:text-style-name="P1" draw:layer="layout" svg:width="2.018cm" svg:height="1.631cm" draw:transform="skewX (0.000872664625996972) rotate (-2.35759075359468) translate (21.9862284105058cm 11.7390210734536cm)" svg:viewBox="0 0 2019 1632" svg:d="m0-47616c387-1 786 89 1162-20 682-198 350 425 513 668 169 252 480 518 278 866l-58 59">
          <text:p/>
        </draw:path>
        <draw:frame draw:style-name="gr16" draw:text-style-name="P10" draw:layer="layout" svg:width="6.365cm" svg:height="3.249cm" svg:x="20.634cm" svg:y="7.999cm">
          <draw:text-box>
            <text:p text:style-name="P9"><text:span text:style-name="T4"><text:s/></text:span><text:span text:style-name="T4">Replicated</text:span></text:p>
            <text:p text:style-name="P9"><text:span text:style-name="T4"><text:s/></text:span><text:span text:style-name="T4">Command</text:span></text:p>
          </draw:text-box>
        </draw:frame>
        <draw:path draw:style-name="gr10" draw:text-style-name="P1" draw:layer="layout" svg:width="6cm" svg:height="6.801cm" draw:transform="skewX (0.000174532925199421) rotate (1.89385677133869) translate (18.8090653513672cm 19.8947110874183cm)" svg:viewBox="0 0 6001 6802" svg:d="m4818 28819c357 140 461-301 583-516 168-296 185-623 337-926 140-278 180-599 198-917 18-317 126-649 17-952-124-343-142-715-277-1050-122-303-434-510-746-632-337-132-550-430-909-551-290-97-581-148-877-156-322-9-628-177-960 7-457 254-777 643-1108 1023-238 274-480 568-583 926-103 362-379 622-378 1049 0 328-84 649-108 975-27 382 19 796 229 1116 240 366 363 770 810 1010 350 188 685 375 1057 518 465 179 952 90 1361-65 368-139 728-193 1075-351l361-343 1101-2147v0">
          <text:p/>
        </draw:path>
        <draw:path draw:style-name="gr10" draw:text-style-name="P1" draw:layer="layout" svg:width="5.826cm" svg:height="6.386cm" draw:transform="skewX (0.115540796482003) rotate (2.36352487305027) translate (20.3459411971895cm 9.28039270382795cm)" svg:viewBox="0 0 5827 6387" svg:d="m3695 21338c274 130 439-125 607-267 195-164 379-350 510-567 124-206 237-407 384-603 150-201 219-414 342-613 154-251 216-544 247-831 25-237 97-460-37-719-129-251-62-578-206-821s-349-446-543-652c-182-194-392-364-593-538-236-206-546-293-860-358-308-65-587 7-883-10-412-23-704 291-980 535-179 159-317 364-498 525-164 147-285 339-473 468-219 150-224 428-354 656-187 334-354 711-358 1100-3 333 94 661 134 992 48 407 350 644 570 941 156 210 345 394 566 540 200 132 416 231 611 370 273 194 615 225 965 241 425 20 584-278 904-393l491-371 1027-733v0">
          <text:p/>
        </draw:path>
        <draw:path draw:style-name="gr10" draw:text-style-name="P1" draw:layer="layout" svg:width="5.057cm" svg:height="2.626cm" draw:transform="skewX (0.000872664625997037) rotate (1.01455989418411) translate (2.75803740621736cm 12.9286751956238cm)" svg:viewBox="0 0 5058 2627" svg:d="m0 20959c398 47 663-266 972-441 429-241 822-543 1253-779 353-194 744-314 1105-490 300-148 581-335 836-554l361-158 351-120 180-80">
          <text:p/>
        </draw:path>
        <draw:path draw:style-name="gr10" draw:text-style-name="P1" draw:layer="layout" svg:width="1.313cm" svg:height="1.724cm" draw:transform="rotate (1.79018421377025) translate (4.41412189321294cm 9.67767993600332cm)" svg:viewBox="0 0 1314 1725" svg:d="m0 6129c313-37 614-96 937-104 627-17 344-509 64-672-340-197-278-737-645-943l-27-6">
          <text:p/>
        </draw:path>
        <draw:path draw:style-name="gr10" draw:text-style-name="P1" draw:layer="layout" svg:width="6.583cm" svg:height="4.264cm" svg:x="1.834cm" svg:y="14.883cm" svg:viewBox="0 0 6584 4265" svg:d="m142 184c437 38 877-102 1309 0 349 83 705 53 1058 55 321 2 619 111 947 84 346-28 688-58 1031-111 410-63 827-83 1225-195 468-131 480 525 446 752-54 359 130 672 83 1030-42 319 78 628 112 947 32 303 278 583 223 891-96 537-840 490-1309 474-417-14-837-22-1254 0-413 22-813-89-1225-56-381 31-761-49-1142-28-358 20-736 354-1058 195-370-182-359-757-418-1170-53-370-130-740-139-1114-12-483-108-1016 111-1476l56-250z">
          <text:p/>
        </draw:path>
        <draw:path draw:style-name="gr10" draw:text-style-name="P1" draw:layer="layout" svg:width="5.876cm" svg:height="0.142cm" draw:transform="rotate (3.1415926535892) translate (7.76936134045687cm 15.4012852736927cm)" svg:viewBox="0 0 5877 143" svg:d="m0-30691c307 0 621 69 919 0 384-89 734 14 1114-28 479-53 967 2 1448 0 406-2 827 95 1226-28l613-56h306 251">
          <text:p/>
        </draw:path>
        <draw:path draw:style-name="gr10" draw:text-style-name="P1" draw:layer="layout" svg:width="5.632cm" svg:height="6.383cm" draw:transform="skewX (0.000174532925199407) rotate (1.89368223841349) translate (4.40134636785196cm 8.47075008387185cm)" svg:viewBox="0 0 5633 6384" svg:d="m4522 8396c335 131 432-283 547-485 158-278 174-585 317-869 131-261 168-562 185-861 17-297 119-609 16-893-116-322-134-671-261-985-115-285-407-479-699-594-317-124-517-404-854-516-272-91-545-139-823-147-303-8-590-166-901 6-430 238-730 604-1040 961-223 257-451 533-547 869-96 340-355 585-354 985 0 308-79 609-101 915-26 358 17 748 214 1048 225 342 341 722 760 947 329 177 644 352 993 486 436 168 893 84 1277-61 346-131 683-181 1009-330l339-322 1034-2015v0">
          <text:p/>
        </draw:path>
        <draw:frame draw:style-name="gr12" draw:text-style-name="P10" draw:layer="layout" svg:width="2.5cm" svg:height="2cm" svg:x="3.499cm" svg:y="15.999cm">
          <draw:text-box>
            <text:p text:style-name="P9"><text:span text:style-name="T4">CLI</text:span></text:p>
          </draw:text-box>
        </draw:frame>
        <draw:frame draw:style-name="gr19" draw:text-style-name="P10" draw:layer="layout" svg:width="4.782cm" svg:height="1.75cm" svg:x="5.499cm" svg:y="10.749cm">
          <draw:text-box>
            <text:p text:style-name="P9"><text:span text:style-name="T4">Command</text:span></text:p>
          </draw:text-box>
        </draw:frame>
        <presentation:notes draw:style-name="dp2">
          <draw:page-thumbnail draw:style-name="gr9" draw:layer="layout" svg:width="13.968cm" svg:height="10.476cm" svg:x="3.81cm" svg:y="2.123cm" draw:page-number="4" presentation:class="page"/>
          <draw:frame presentation:style-name="pr1" draw:layer="layout" svg:width="17.271cm" svg:height="12.573cm" svg:x="2.159cm" svg:y="13.271cm" presentation:class="notes" presentation:placeholder="true">
            <draw:text-box/>
          </draw:frame>
        </presentation:notes>
      </draw:page>
      <draw:page draw:name="page5" draw:style-name="dp1" draw:master-page-name="Default">
        <draw:path draw:style-name="gr10" draw:text-style-name="P1" draw:layer="layout" svg:width="5.841cm" svg:height="2.108cm" svg:x="1.657cm" svg:y="1.534cm" svg:viewBox="0 0 5842 2109" svg:d="m122 395c514-143 1040-139 1568-189 302-29 586-61 887-38 263 20 529-11 794 0 501 22 1000-54 1492-132 281-45 827-122 831 302 4 330 150 662 57 983-87 300 470 753-434 510-493-133-1022 32-1530 0-305-20-607-74-907-38-313 36-612 115-926 170-296 51-546 156-869 94-272-52-563-33-830 38-366 97-218-343-246-510-38-231 58-451 56-680l57-208 76-283 19-19z">
          <text:p/>
        </draw:path>
        <draw:frame draw:style-name="gr20" draw:text-style-name="P10" draw:layer="layout" svg:width="3.5cm" svg:height="1.75cm" svg:x="2.999cm" svg:y="1.749cm">
          <draw:text-box>
            <text:p text:style-name="P9"><text:span text:style-name="T4">Corus</text:span></text:p>
          </draw:text-box>
        </draw:frame>
        <draw:path draw:style-name="gr10" draw:text-style-name="P1" draw:layer="layout" svg:width="3.514cm" svg:height="9.709cm" draw:transform="skewX (0.307177948350944) rotate (0.557807228937282) translate (1.77757828879852cm 6.47700180069235cm)" svg:viewBox="0 0 3515 9710" svg:d="m2691 13017c253-90 398 312 620 323 364 19 138 426 102 596-56 264-175 500-235 764-56 251-133 486-189 740-60 270-152 526-224 795-83 304-245 561-355 851-104 272-122 564-222 845-98 278-123 593-212 876s-226 538-310 824c-96 331-183 656-316 969-122 290-268 547-354 850-80 276-153 569-134 867 27 414-320 261-444 88-130-181-498-187-402-603 66-293 170-557 238-838 81-329 165-651 260-973 109-371 259-720 355-1096 67-262 168-508 219-773 67-353 185-677 273-1016 72-274 118-563 216-824 124-331 224-683 393-978 144-251 292-501 376-791 90-314 213-614 270-943l94-370 75-306 7-22">
          <text:p/>
        </draw:path>
        <draw:path draw:style-name="gr10" draw:text-style-name="P1" draw:layer="layout" svg:width="1.865cm" svg:height="0.054cm" draw:transform="rotate (-1.57079632679579) translate (4.50968139873393cm 3.39728527370851cm)" svg:viewBox="0 0 1866 55" svg:d="m0-8992c289-29 573 27 864 28 299 1 592-57 891-28l111-27">
          <text:p/>
        </draw:path>
        <draw:path draw:style-name="gr10" draw:text-style-name="P1" draw:layer="layout" svg:width="1.619cm" svg:height="0.428cm" draw:transform="skewX (-0.00471238898038382) rotate (-1.25279733708248) translate (4.55106585393529cm 15.9350368481586cm)" svg:viewBox="0 0 1620 429" svg:d="m0 1332c319-72 573 177 889 146l274 62 308 129 149 79">
          <text:p/>
        </draw:path>
        <draw:path draw:style-name="gr10" draw:text-style-name="P1" draw:layer="layout" svg:width="5.841cm" svg:height="2.108cm" svg:x="16.657cm" svg:y="1.623cm" svg:viewBox="0 0 5842 2109" svg:d="m122 395c514-143 1040-139 1568-189 302-29 586-61 887-38 263 20 529-11 794 0 501 22 1000-54 1492-132 281-45 827-122 831 302 4 330 150 662 57 983-87 300 470 753-434 510-493-133-1022 32-1530 0-305-20-607-74-907-38-313 36-612 115-926 170-296 51-546 156-869 94-272-52-563-33-830 38-366 97-218-343-246-510-38-231 58-451 56-680l57-208 76-283 19-19z">
          <text:p/>
        </draw:path>
        <draw:frame draw:style-name="gr20" draw:text-style-name="P10" draw:layer="layout" svg:width="4.5cm" svg:height="1.75cm" svg:x="17.999cm" svg:y="1.749cm">
          <draw:text-box>
            <text:p text:style-name="P9"><text:span text:style-name="T4">Process</text:span></text:p>
          </draw:text-box>
        </draw:frame>
        <draw:path draw:style-name="gr10" draw:text-style-name="P1" draw:layer="layout" svg:width="3.237cm" svg:height="7.106cm" draw:transform="skewX (0.0347320521146807) rotate (0.398284135305031) translate (16.7760855140209cm 6.08574396636362cm)" svg:viewBox="0 0 3238 7107" svg:d="m2479 24338c233-66 367 228 571 236 335 14 127 312 94 436-51 193-162 367-216 560-52 184-123 356-175 541-55 198-140 386-207 582-76 223-225 409-327 622-96 199-112 412-204 619-90 203-113 433-195 640s-208 395-285 604c-89 242-169 481-291 709-114 213-248 401-328 623-73 202-140 416-123 634 25 304-294 192-408 65-120-132-458-137-371-441 62-215 157-408 220-614 74-241 153-477 240-712 101-272 239-527 327-802 62-192 154-373 201-567 62-258 171-495 252-744 66-200 109-412 199-603 114-242 207-500 363-715 132-183 268-367 345-579 84-230 197-449 249-689l87-271 69-225 6-15">
          <text:p/>
        </draw:path>
        <draw:path draw:style-name="gr10" draw:text-style-name="P1" draw:layer="layout" svg:width="1.865cm" svg:height="0.054cm" draw:transform="rotate (-1.57079632679579) translate (19.5106813987339cm 3.38628527370851cm)" svg:viewBox="0 0 1866 55" svg:d="m0-38994c289-29 573 27 864 28 299 1 592-57 891-28l111-27">
          <text:p/>
        </draw:path>
        <draw:frame draw:style-name="gr15" draw:text-style-name="P8" draw:layer="layout" svg:width="10.5cm" svg:height="1.496cm" svg:x="6.599cm" svg:y="5.503cm">
          <draw:text-box>
            <text:p text:style-name="P7"><text:span text:style-name="T3">check poll timeout</text:span></text:p>
          </draw:text-box>
        </draw:frame>
        <draw:path draw:style-name="gr10" draw:text-style-name="P1" draw:layer="layout" svg:width="13.514cm" svg:height="0.361cm" svg:x="4.983cm" svg:y="8.466cm" svg:viewBox="0 0 13515 362" svg:d="m0 279c439-137 893-70 1340-84 544-17 1087-71 1636-56 1004 27 2004 11 3004 56 687 31 1372 128 2064 111 474-12 943 56 1421 56 442 0 885-24 1315-139 383-103 757-121 1153-112 363 8 680-27 1019-55l294-56 269 28v0">
          <text:p/>
        </draw:path>
        <draw:path draw:style-name="gr10" draw:text-style-name="P1" draw:layer="layout" svg:width="1.218cm" svg:height="1.537cm" draw:transform="skewX (-0.000523598775598184) rotate (-0.557807228938469) translate (18.0197131827598cm 7.68234518893481cm)" svg:viewBox="0 0 1219 1538" svg:d="m0-6001c362-23 889-142 1069 187 168 306 212 672 46 1021l-148 290v0">
          <text:p/>
        </draw:path>
        <draw:frame draw:style-name="gr12" draw:text-style-name="P8" draw:layer="layout" svg:width="3cm" svg:height="2cm" svg:x="10.999cm" svg:y="7.299cm">
          <draw:text-box>
            <text:p text:style-name="P7"><text:span text:style-name="T3">kill</text:span></text:p>
          </draw:text-box>
        </draw:frame>
        <draw:path draw:style-name="gr10" draw:text-style-name="P1" draw:layer="layout" svg:width="1.452cm" svg:height="2.585cm" draw:transform="skewX (-0.16004669240785) rotate (-0.228114533236802) translate (5.11972049480906cm 5.20814188111641cm)" svg:viewBox="0 0 1453 2586" svg:d="m0 8165c272 2 541-78 808-153 184-52 385-290 548-123 145 147 61 564 62 868 0 310-35 634 20 932 88 495-233 545-379 553-194 10-385 114-580 103l-181 68-139 4">
          <text:p/>
        </draw:path>
        <draw:path draw:style-name="gr10" draw:text-style-name="P1" draw:layer="layout" svg:width="1.216cm" svg:height="0.755cm" draw:transform="skewX (-0.000698131700797606) rotate (-1.89088971161149) translate (5.98150105253258cm 7.31526101784842cm)" svg:viewBox="0 0 1217 756" svg:d="m0-15379c358-204 604 440 925 45l194-388 98-237">
          <text:p/>
        </draw:path>
        <draw:path draw:style-name="gr10" draw:text-style-name="P1" draw:layer="layout" svg:width="0.766cm" svg:height="1.19cm" draw:transform="skewX (-0.000872664625996914) rotate (-2.5549874919952) translate (6.2684128508794cm 11.7900079704394cm)" svg:viewBox="0 0 767 1191" svg:d="m0-25386c206-143 1111 267 625-389l-116-378-140-293-46-132">
          <text:p/>
        </draw:path>
        <draw:frame draw:style-name="gr15" draw:text-style-name="P8" draw:layer="layout" svg:width="6cm" svg:height="1.496cm" svg:x="9.499cm" svg:y="9.899cm">
          <draw:text-box>
            <text:p text:style-name="P7"><text:span text:style-name="T3">confirm kill</text:span></text:p>
          </draw:text-box>
        </draw:frame>
        <draw:path draw:style-name="gr10" draw:text-style-name="P1" draw:layer="layout" svg:width="13.349cm" svg:height="3.922cm" draw:transform="skewX (0.00279252680319037) rotate (-0.279601746170625) translate (6.29971485419721cm 7.47702199328423cm)" svg:viewBox="0 0 13350 3923" svg:d="m0 14819c350-56 695-98 1047-185 325-80 665-98 987-196 300-92 612-156 909-261 300-107 598-167 909-262 334-101 654-210 982-311 314-96 592-262 914-349 359-97 753-89 1077-281 342-204 704-287 1066-422 329-123 676-193 1024-265 343-71 676-199 1015-292 362-99 735-163 1110-174 414-12 800-105 1173-250 329-127 603-356 878-572l259-103">
          <text:p/>
        </draw:path>
        <draw:path draw:style-name="gr10" draw:text-style-name="P1" draw:layer="layout" svg:width="1.452cm" svg:height="2.585cm" draw:transform="skewX (-0.159697626557451) rotate (-0.227765467386403) translate (5.11770473211632cm 12.1083763957225cm)" svg:viewBox="0 0 1453 2586" svg:d="m0 21615c272 1 541-79 809-154 184-51 384-289 548-122 145 147 61 564 62 868 1 310-34 634 19 933 88 495-233 545-379 552-194 11-385 114-580 102l-181 68-139 4">
          <text:p/>
        </draw:path>
        <draw:path draw:style-name="gr10" draw:text-style-name="P1" draw:layer="layout" svg:width="1.216cm" svg:height="0.755cm" draw:transform="skewX (0.000698131700797604) rotate (-1.88984251406029) translate (5.97922761038382cm 14.2152433932958cm)" svg:viewBox="0 0 1217 756" svg:d="m0-19693c358-204 604 440 925 46l194-388 98-238">
          <text:p/>
        </draw:path>
        <draw:frame draw:style-name="gr15" draw:text-style-name="P12" draw:layer="layout" svg:width="8.4cm" svg:height="1.496cm" svg:x="6.599cm" svg:y="12.503cm">
          <draw:text-box>
            <text:p text:style-name="P11"><text:span text:style-name="T3">Restart process</text:span></text:p>
          </draw:text-box>
        </draw:frame>
        <draw:path draw:style-name="gr10" draw:text-style-name="P1" draw:layer="layout" svg:width="4.246cm" svg:height="1.652cm" draw:transform="skewX (-0.34627332359561) rotate (-1.22365033857418) translate (19.5108202840794cm 12.3830062157411cm)" svg:viewBox="0 0 4247 1653" svg:d="m0-28253c301-70 506 125 752 205 234 77 467 158 683 263 231 113 431 215 680 304 267 97 494 184 796 223 263 34 444 208 680 304 231 95 437 225 656 339v0">
          <text:p/>
        </draw:path>
        <presentation:notes draw:style-name="dp2">
          <draw:page-thumbnail draw:style-name="gr9" draw:layer="layout" svg:width="13.968cm" svg:height="10.476cm" svg:x="3.81cm" svg:y="2.123cm" draw:page-number="5" presentation:class="page"/>
          <draw:frame presentation:style-name="pr1" draw:layer="layout" svg:width="17.271cm" svg:height="12.573cm" svg:x="2.159cm" svg:y="13.271cm" presentation:class="notes" presentation:placeholder="true">
            <draw:text-box/>
          </draw:frame>
        </presentation:notes>
      </draw:page>
      <draw:page draw:name="page6" draw:style-name="dp1" draw:master-page-name="Default">
        <draw:path draw:style-name="gr10" draw:text-style-name="P1" draw:layer="layout" svg:width="7.231cm" svg:height="2.564cm" svg:x="1.073cm" svg:y="2.303cm" svg:viewBox="0 0 7232 2565" svg:d="m1042 203c533-144 1070 71 1616 83 525 11 1017 147 1504-27 387-138 745-40 1141-195 329-129 706-28 1059 0 280 22 797-201 835 306 29 390 28 779 28 1170 0 283 93 808-418 835-386 20-742 80-1114 84-356 4-704-125-1058-112-412 15-810-56-1225 28-312 63-633 58-947 112-365 63-729 108-1087 55-348-52-717-41-1030-195-452-222-330-852-334-1309-3-398 97-963 640-891l335 56h306v0">
          <text:p/>
        </draw:path>
        <draw:frame draw:style-name="gr20" draw:text-style-name="P10" draw:layer="layout" svg:width="4.5cm" svg:height="1.75cm" svg:x="2.599cm" svg:y="2.749cm">
          <draw:text-box>
            <text:p text:style-name="P9"><text:span text:style-name="T4">Status</text:span></text:p>
          </draw:text-box>
        </draw:frame>
        <draw:path draw:style-name="gr10" draw:text-style-name="P1" draw:layer="layout" svg:width="3.577cm" svg:height="4.924cm" draw:transform="skewX (-0.000349065850398835) rotate (-1.35158297274534) translate (8.80124284442772cm 3.74873213638177cm)" svg:viewBox="0 0 3578 4925" svg:d="m0-11155c293-30 588 42 849 161 275 124 567 250 864 221 337-33 700 435 888-145 110-342 20-711 149-1052 162-427 282-868 351-1320 63-414 120-801 159-1220 33-360 204-696 318-1041v0">
          <text:p/>
        </draw:path>
        <draw:path draw:style-name="gr10" draw:text-style-name="P1" draw:layer="layout" svg:width="7.231cm" svg:height="2.564cm" svg:x="9.493cm" svg:y="5.999cm" svg:viewBox="0 0 7232 2565" svg:d="m1042 203c533-144 1070 71 1616 83 525 11 1017 147 1504-27 387-138 745-40 1141-195 329-129 706-28 1059 0 280 22 797-201 835 306 29 390 28 779 28 1170 0 283 93 808-418 835-386 20-742 80-1114 84-356 4-704-125-1058-112-412 15-810-56-1225 28-312 63-633 58-947 112-365 63-729 108-1087 55-348-52-717-41-1030-195-452-222-330-852-334-1309-3-398 97-963 640-891l335 56h306v0">
          <text:p/>
        </draw:path>
        <draw:path draw:style-name="gr10" draw:text-style-name="P1" draw:layer="layout" svg:width="3.577cm" svg:height="4.924cm" draw:transform="skewX (-0.000349065850398803) rotate (-1.35158297274534) translate (17.2215629027085cm 7.44473213638177cm)" svg:viewBox="0 0 3578 4925" svg:d="m0-25985c293-30 588 42 849 161 275 125 567 250 864 221 337-33 700 434 888-146 110-341 20-710 149-1050 162-427 282-869 351-1321 63-414 120-801 159-1219 33-361 204-697 318-1042v0">
          <text:p/>
        </draw:path>
        <draw:frame draw:style-name="gr20" draw:text-style-name="P10" draw:layer="layout" svg:width="5.5cm" svg:height="1.75cm" svg:x="10.699cm" svg:y="6.499cm">
          <draw:text-box>
            <text:p text:style-name="P9"><text:span text:style-name="T4">Context</text:span></text:p>
          </draw:text-box>
        </draw:frame>
        <draw:path draw:style-name="gr10" draw:text-style-name="P1" draw:layer="layout" svg:width="7.231cm" svg:height="2.564cm" svg:x="17.993cm" svg:y="9.502cm" svg:viewBox="0 0 7232 2565" svg:d="m1042 203c533-144 1070 71 1616 83 525 11 1017 147 1504-27 387-138 745-40 1141-195 329-129 706-28 1059 0 280 22 797-201 835 306 29 390 28 779 28 1170 0 283 93 808-418 835-386 20-742 80-1114 84-356 4-704-125-1058-112-412 15-810-56-1225 28-312 63-633 58-947 112-365 63-729 108-1087 55-348-52-717-41-1030-195-452-222-330-852-334-1309-3-398 97-963 640-891l335 56h306v0">
          <text:p/>
        </draw:path>
        <draw:frame draw:style-name="gr20" draw:text-style-name="P10" draw:layer="layout" svg:width="5.5cm" svg:height="1.75cm" svg:x="19.999cm" svg:y="9.999cm">
          <draw:text-box>
            <text:p text:style-name="P9"><text:span text:style-name="T4">Param</text:span></text:p>
          </draw:text-box>
        </draw:frame>
        <draw:frame draw:style-name="gr20" draw:text-style-name="P10" draw:layer="layout" svg:width="1.5cm" svg:height="1.75cm" svg:x="4.499cm" svg:y="4.749cm">
          <draw:text-box>
            <text:p text:style-name="P9"><text:span text:style-name="T4">1</text:span></text:p>
          </draw:text-box>
        </draw:frame>
        <draw:polyline draw:style-name="gr10" draw:text-style-name="P1" draw:layer="layout" svg:width="0.636cm" svg:height="0.051cm" draw:transform="rotate (-2.48133459756106) translate (9.12085390311553cm 6.41559350488194cm)" svg:viewBox="0 0 637 52" draw:points="0,-21323 241,-21311 486,-21271 637,-21304">
          <text:p/>
        </draw:polyline>
        <draw:path draw:style-name="gr10" draw:text-style-name="P1" draw:layer="layout" svg:width="0.763cm" svg:height="0.142cm" draw:transform="rotate (-0.845088423816681) translate (8.61882253521856cm 6.21567433020294cm)" svg:viewBox="0 0 764 143" svg:d="m0-4522c278 93 488-165 764-116v0">
          <text:p/>
        </draw:path>
        <draw:path draw:style-name="gr10" draw:text-style-name="P1" draw:layer="layout" svg:width="0.75cm" svg:height="0.025cm" draw:transform="skewX (-0.0478220215046356) rotate (-1.52314883821635) translate (8.85244643129576cm 6.1974354781925cm)" svg:viewBox="0 0 751 26" svg:d="m0-17086c212-24 420 9 633 12l118 5">
          <text:p/>
        </draw:path>
        <draw:path draw:style-name="gr10" draw:text-style-name="P1" draw:layer="layout" svg:width="0.809cm" svg:height="0.072cm" draw:transform="skewX (-0.0249582083035142) rotate (3.03181144363878) translate (9.19350046893205cm 6.64282047420395cm)" svg:viewBox="0 0 810 73" svg:d="m0-11122c212 21 421-50 634-30l176-39">
          <text:p/>
        </draw:path>
        <draw:frame draw:style-name="gr20" draw:text-style-name="P10" draw:layer="layout" svg:width="1.5cm" svg:height="1.75cm" svg:x="12.999cm" svg:y="8.249cm">
          <draw:text-box>
            <text:p text:style-name="P9"><text:span text:style-name="T4">1</text:span></text:p>
          </draw:text-box>
        </draw:frame>
        <draw:polyline draw:style-name="gr10" draw:text-style-name="P1" draw:layer="layout" svg:width="0.636cm" svg:height="0.05cm" draw:transform="rotate (-2.48133459756106) translate (17.5208539031155cm 10.116593504882cm)" svg:viewBox="0 0 637 51" draw:points="0,-37473 241,-37461 486,-37422 637,-37454">
          <text:p/>
        </draw:polyline>
        <draw:path draw:style-name="gr10" draw:text-style-name="P1" draw:layer="layout" svg:width="0.763cm" svg:height="0.142cm" draw:transform="rotate (-0.845088423816681) translate (17.0188225352186cm 9.91667433020294cm)" svg:viewBox="0 0 764 143" svg:d="m0-12176c278 93 488-166 764-116v0">
          <text:p/>
        </draw:path>
        <draw:path draw:style-name="gr10" draw:text-style-name="P1" draw:layer="layout" svg:width="0.75cm" svg:height="0.025cm" draw:transform="skewX (-0.0478220215046356) rotate (-1.52314883821635) translate (17.2535625861576cm 9.89842436284177cm)" svg:viewBox="0 0 751 26" svg:d="m0-33516c212-24 420 7 633 11l118 6">
          <text:p/>
        </draw:path>
        <draw:path draw:style-name="gr10" draw:text-style-name="P1" draw:layer="layout" svg:width="0.809cm" svg:height="0.072cm" draw:transform="skewX (-0.0249582083035142) rotate (3.03181144363878) translate (17.594500468932cm 10.343820474204cm)" svg:viewBox="0 0 810 73" svg:d="m0-16639c212 20 421-49 634-30l176-39">
          <text:p/>
        </draw:path>
        <presentation:notes draw:style-name="dp2">
          <draw:page-thumbnail draw:style-name="gr9" draw:layer="layout" svg:width="13.968cm" svg:height="10.476cm" svg:x="3.81cm" svg:y="2.123cm" draw:page-number="6"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013cm" svg:x="1cm" svg:y="2.914cm" draw:page-number="1"/>
      <draw:page-thumbnail draw:layer="backgroundobjects" svg:width="9.294cm" svg:height="6.013cm" svg:x="1cm" svg:y="10.962cm" draw:page-number="3"/>
      <draw:page-thumbnail draw:layer="backgroundobjects" svg:width="9.294cm" svg:height="6.013cm" svg:x="1cm" svg:y="19.01cm" draw:page-number="4"/>
      <draw:page-thumbnail draw:layer="backgroundobjects" svg:width="9.294cm" svg:height="6.013cm" svg:x="11.295cm" svg:y="2.914cm" draw:page-number="5"/>
      <draw:page-thumbnail draw:layer="backgroundobjects" svg:width="9.294cm" svg:height="6.013cm" svg:x="11.295cm" svg:y="10.962cm" draw:page-number="6"/>
      <draw:page-thumbnail draw:layer="backgroundobjects" svg:width="9.294cm" svg:height="6.013cm" svg:x="11.295cm" svg:y="19.01cm"/>
    </style:handout-master>
    <style:master-page style:name="Default" style:page-layout-name="PM1" draw:style-name="Mdp1">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3.86cm" svg:x="1.399cm" svg:y="4.91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9.575cm" svg:y="19.13cm" presentation:class="footer">
        <draw:text-box>
          <text:p text:style-name="MP3"><text:span text:style-name="MT1"><presentation:footer/></text:span></text:p>
        </draw:text-box>
      </draw:frame>
      <draw:frame presentation:style-name="Mpr1" draw:text-style-name="MP2" draw:layer="backgroundobjects" svg:width="6.523cm" svg:height="1.448cm" svg:x="20.074cm" svg:y="19.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Yanick Duchesne</meta:initial-creator>
    <meta:creation-date>2010-12-20T12:07:33</meta:creation-date>
    <meta:editing-duration>PT06H59M03S</meta:editing-duration>
    <meta:editing-cycles>14</meta:editing-cycles>
    <dc:date>2010-12-22T22:37:00</dc:date>
    <dc:creator>Yanick Duchesne</dc:creator>
    <meta:generator>OpenOffice.org/3.2$Linux OpenOffice.org_project/320m12$Build-9483</meta:generator>
    <meta:document-statistic meta:object-count="176"/>
  </office:meta>
</office:document-meta>
</file>